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FreeSans1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Běžné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Footer">
      <style:paragraph-properties fo:text-align="center" style:justify-single-word="false"/>
      <style:text-properties officeooo:paragraph-rsid="00156218"/>
    </style:style>
    <style:style style:name="P3" style:family="paragraph" style:parent-style-name="Footer">
      <style:paragraph-properties fo:text-align="center" style:justify-single-word="false"/>
      <style:text-properties officeooo:paragraph-rsid="0035704b"/>
    </style:style>
    <style:style style:name="P4" style:family="paragraph" style:parent-style-name="Subtitle" style:master-page-name="First_20_Page">
      <style:paragraph-properties style:page-number="auto"/>
    </style:style>
    <style:style style:name="P5" style:family="paragraph" style:parent-style-name="Text_20_body">
      <style:paragraph-properties fo:text-align="center" style:justify-single-word="false">
        <style:tab-stops/>
      </style:paragraph-properties>
      <style:text-properties officeooo:paragraph-rsid="0045f9d1"/>
    </style:style>
    <style:style style:name="P6" style:family="paragraph" style:parent-style-name="Text_20_body">
      <style:paragraph-properties>
        <style:tab-stops/>
      </style:paragraph-properties>
      <style:text-properties officeooo:paragraph-rsid="0045f9d1"/>
    </style:style>
    <style:style style:name="P7" style:family="paragraph" style:parent-style-name="Text_20_body">
      <style:paragraph-properties>
        <style:tab-stops>
          <style:tab-stop style:position="1.508cm"/>
          <style:tab-stop style:position="12.039cm"/>
        </style:tab-stops>
      </style:paragraph-properties>
      <style:text-properties officeooo:paragraph-rsid="0045f9d1"/>
    </style:style>
    <style:style style:name="P8" style:family="paragraph" style:parent-style-name="Text_20_body">
      <style:paragraph-properties>
        <style:tab-stops>
          <style:tab-stop style:position="5.001cm" style:type="center" style:leader-style="dotted" style:leader-text="."/>
          <style:tab-stop style:position="14.9cm" style:leader-style="dotted" style:leader-text="."/>
        </style:tab-stops>
      </style:paragraph-properties>
      <style:text-properties officeooo:paragraph-rsid="00492813"/>
    </style:style>
    <style:style style:name="P9" style:family="paragraph" style:parent-style-name="Text_20_body">
      <style:paragraph-properties>
        <style:tab-stops>
          <style:tab-stop style:position="5.001cm" style:type="center" style:leader-style="dotted" style:leader-text="."/>
          <style:tab-stop style:position="9.5cm" style:leader-style="dotted" style:leader-text="."/>
          <style:tab-stop style:position="11.561cm" style:type="center" style:leader-style="dotted" style:leader-text="."/>
          <style:tab-stop style:position="14.951cm" style:leader-style="dotted" style:leader-text="."/>
        </style:tab-stops>
      </style:paragraph-properties>
      <style:text-properties officeooo:paragraph-rsid="00492813"/>
    </style:style>
    <style:style style:name="P10" style:family="paragraph" style:parent-style-name="Text_20_body">
      <style:paragraph-properties>
        <style:tab-stops>
          <style:tab-stop style:position="5.001cm" style:type="center" style:leader-style="dotted" style:leader-text="."/>
          <style:tab-stop style:position="12.012cm" style:leader-style="dotted" style:leader-text="."/>
          <style:tab-stop style:position="14.499cm" style:type="right" style:leader-style="dotted" style:leader-text="."/>
          <style:tab-stop style:position="14.9cm" style:leader-style="dotted" style:leader-text="."/>
        </style:tab-stops>
      </style:paragraph-properties>
      <style:text-properties officeooo:paragraph-rsid="00492813"/>
    </style:style>
    <style:style style:name="P11" style:family="paragraph" style:parent-style-name="Text_20_body">
      <style:paragraph-properties>
        <style:tab-stops>
          <style:tab-stop style:position="1.508cm"/>
          <style:tab-stop style:position="4.207cm" style:type="center" style:leader-style="dotted" style:leader-text="."/>
          <style:tab-stop style:position="5.001cm" style:leader-style="dotted" style:leader-text="."/>
          <style:tab-stop style:position="12.012cm"/>
          <style:tab-stop style:position="14.469cm" style:type="right" style:leader-style="dotted" style:leader-text="."/>
          <style:tab-stop style:position="14.9cm" style:leader-style="dotted" style:leader-text="."/>
        </style:tab-stops>
      </style:paragraph-properties>
      <style:text-properties officeooo:paragraph-rsid="00492813"/>
    </style:style>
    <style:style style:name="P12" style:family="paragraph" style:parent-style-name="Text_20_body">
      <style:paragraph-properties>
        <style:tab-stops>
          <style:tab-stop style:position="1.508cm"/>
          <style:tab-stop style:position="4.207cm" style:type="center" style:leader-style="dotted" style:leader-text="."/>
          <style:tab-stop style:position="11.906cm" style:leader-style="dotted" style:leader-text="."/>
          <style:tab-stop style:position="12.012cm"/>
          <style:tab-stop style:position="14.469cm" style:type="right" style:leader-style="dotted" style:leader-text="."/>
          <style:tab-stop style:position="14.9cm" style:leader-style="dotted" style:leader-text="."/>
        </style:tab-stops>
      </style:paragraph-properties>
      <style:text-properties officeooo:paragraph-rsid="00492813"/>
    </style:style>
    <style:style style:name="P13" style:family="paragraph" style:parent-style-name="Text_20_body">
      <style:paragraph-properties>
        <style:tab-stops>
          <style:tab-stop style:position="12.012cm"/>
          <style:tab-stop style:position="14.469cm" style:type="right" style:leader-style="dotted" style:leader-text="."/>
          <style:tab-stop style:position="14.9cm" style:leader-style="dotted" style:leader-text="."/>
        </style:tab-stops>
      </style:paragraph-properties>
      <style:text-properties officeooo:paragraph-rsid="00492813"/>
    </style:style>
    <style:style style:name="P14" style:family="paragraph" style:parent-style-name="Text_20_body">
      <style:paragraph-properties>
        <style:tab-stops>
          <style:tab-stop style:position="1.535cm"/>
          <style:tab-stop style:position="3.995cm" style:type="center" style:leader-style="dotted" style:leader-text="."/>
          <style:tab-stop style:position="6.297cm" style:leader-style="dotted" style:leader-text="."/>
        </style:tab-stops>
      </style:paragraph-properties>
      <style:text-properties officeooo:paragraph-rsid="004a1430"/>
    </style:style>
    <style:style style:name="P15" style:family="paragraph" style:parent-style-name="Text_20_body">
      <style:paragraph-properties>
        <style:tab-stops>
          <style:tab-stop style:position="1.535cm"/>
          <style:tab-stop style:position="3.995cm" style:type="center" style:leader-style="dotted" style:leader-text="."/>
          <style:tab-stop style:position="6.297cm" style:leader-style="dotted" style:leader-text="."/>
        </style:tab-stops>
      </style:paragraph-properties>
      <style:text-properties officeooo:paragraph-rsid="004e4486"/>
    </style:style>
    <style:style style:name="P16" style:family="paragraph" style:parent-style-name="Text_20_body">
      <style:paragraph-properties>
        <style:tab-stops>
          <style:tab-stop style:position="5.001cm" style:type="center" style:leader-style="dotted" style:leader-text="."/>
          <style:tab-stop style:position="9.499cm" style:leader-style="dotted" style:leader-text="."/>
        </style:tab-stops>
      </style:paragraph-properties>
      <style:text-properties officeooo:rsid="004b58f8" officeooo:paragraph-rsid="004b58f8"/>
    </style:style>
    <style:style style:name="P17" style:family="paragraph" style:parent-style-name="Text_20_body">
      <style:paragraph-properties>
        <style:tab-stops/>
      </style:paragraph-properties>
      <style:text-properties officeooo:rsid="004c6745" officeooo:paragraph-rsid="004e4486"/>
    </style:style>
    <style:style style:name="P18" style:family="paragraph" style:parent-style-name="Text_20_body">
      <style:paragraph-properties>
        <style:tab-stops>
          <style:tab-stop style:position="1.508cm"/>
          <style:tab-stop style:position="3.995cm" style:type="center" style:leader-style="dotted" style:leader-text="."/>
          <style:tab-stop style:position="6.297cm" style:leader-style="dotted" style:leader-text="."/>
        </style:tab-stops>
      </style:paragraph-properties>
      <style:text-properties officeooo:paragraph-rsid="004e4486"/>
    </style:style>
    <style:style style:name="P19" style:family="paragraph" style:parent-style-name="Text_20_body">
      <style:paragraph-properties fo:margin-top="0cm" fo:margin-bottom="0cm" loext:contextual-spacing="false">
        <style:tab-stops>
          <style:tab-stop style:position="3.995cm" style:type="center"/>
          <style:tab-stop style:position="12.091cm" style:type="center"/>
        </style:tab-stops>
      </style:paragraph-properties>
      <style:text-properties officeooo:rsid="004a1430" officeooo:paragraph-rsid="004a1430"/>
    </style:style>
    <style:style style:name="P20" style:family="paragraph" style:parent-style-name="Text_20_body">
      <style:paragraph-properties fo:margin-top="0cm" fo:margin-bottom="0cm" loext:contextual-spacing="false">
        <style:tab-stops>
          <style:tab-stop style:position="1.508cm"/>
          <style:tab-stop style:position="3.995cm" style:type="center" style:leader-style="dotted" style:leader-text="."/>
          <style:tab-stop style:position="6.297cm" style:leader-style="dotted" style:leader-text="."/>
          <style:tab-stop style:position="10.054cm"/>
          <style:tab-stop style:position="12.07cm" style:type="center" style:leader-style="dotted" style:leader-text="."/>
          <style:tab-stop style:position="14.37cm" style:leader-style="dotted" style:leader-text="."/>
        </style:tab-stops>
      </style:paragraph-properties>
      <style:text-properties officeooo:paragraph-rsid="004ab78a"/>
    </style:style>
    <style:style style:name="T1" style:family="text">
      <style:text-properties style:font-name="Liberation Sans2" fo:font-size="10pt" style:font-size-asian="10pt" style:font-name-complex="Arial" style:font-size-complex="10pt"/>
    </style:style>
    <style:style style:name="T2" style:family="text">
      <style:text-properties style:font-name="Liberation Sans2" fo:font-size="10pt" officeooo:rsid="00351204" style:font-size-asian="10pt" style:font-name-complex="Arial" style:font-size-complex="10pt"/>
    </style:style>
    <style:style style:name="T3" style:family="text">
      <style:text-properties style:font-name="Liberation Sans2" fo:font-size="10pt" officeooo:rsid="003397e8" style:font-size-asian="10pt" style:font-name-complex="Arial" style:font-size-complex="10pt"/>
    </style:style>
    <style:style style:name="T4" style:family="text">
      <style:text-properties style:font-name="Liberation Sans2" fo:font-size="10pt" officeooo:rsid="0042cec8" style:font-size-asian="10pt" style:font-name-complex="Arial" style:font-size-complex="10pt"/>
    </style:style>
    <style:style style:name="T5" style:family="text">
      <style:text-properties style:font-name="Liberation Sans2" fo:font-size="10pt" officeooo:rsid="0035704b" style:font-size-asian="10pt" style:font-name-complex="Arial" style:font-size-complex="10pt"/>
    </style:style>
    <style:style style:name="T6" style:family="text">
      <style:text-properties style:font-name="Liberation Sans2" fo:font-size="10pt" fo:font-weight="normal" style:font-size-asian="10pt" style:font-weight-asian="normal" style:font-name-complex="Arial" style:font-size-complex="10pt" style:font-weight-complex="normal"/>
    </style:style>
    <style:style style:name="T7" style:family="text">
      <style:text-properties style:font-name="Liberation Sans2" fo:font-size="11pt" style:font-size-asian="11pt" style:font-name-complex="Arial" style:font-size-complex="11pt"/>
    </style:style>
    <style:style style:name="T8" style:family="text">
      <style:text-properties style:font-name="Liberation Sans1" fo:font-size="10pt" fo:font-style="normal" style:font-name-asian="Liberation Sans1" style:font-size-asian="10pt" style:font-style-asian="normal" style:font-name-complex="Liberation Sans1" style:font-size-complex="10pt" style:font-style-complex="normal"/>
    </style:style>
    <style:style style:name="T9" style:family="text">
      <style:text-properties fo:color="#000000" style:font-name="Liberation Sans" fo:font-size="11pt" fo:language="cs" fo:country="CZ" style:font-name-asian="Times New Roman" style:font-size-asian="12pt" style:font-name-complex="Times New Roman" style:font-size-complex="12pt" style:language-complex="ar" style:country-complex="SA"/>
    </style:style>
    <style:style style:name="T10" style:family="text">
      <style:text-properties fo:color="#000000" style:font-name="Liberation Sans" fo:font-size="11pt" fo:language="cs" fo:country="CZ" officeooo:rsid="00492813" style:font-name-asian="Times New Roman" style:font-size-asian="12pt" style:font-name-complex="Times New Roman" style:font-size-complex="12pt" style:language-complex="ar" style:country-complex="SA"/>
    </style:style>
    <style:style style:name="T11" style:family="text">
      <style:text-properties fo:color="#000000" style:font-name="Liberation Sans" fo:font-size="11pt" fo:language="cs" fo:country="CZ" officeooo:rsid="004c6745" style:font-name-asian="Times New Roman" style:font-size-asian="12pt" style:font-name-complex="Times New Roman" style:font-size-complex="12pt" style:language-complex="ar" style:country-complex="SA"/>
    </style:style>
    <style:style style:name="T12" style:family="text">
      <style:text-properties fo:color="#000000" style:font-name="Liberation Sans" fo:font-size="11pt" fo:language="cs" fo:country="CZ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13" style:family="text">
      <style:text-properties fo:color="#000000" style:font-name="Liberation Sans" fo:font-size="11pt" fo:language="cs" fo:country="CZ" fo:font-weight="bold" officeooo:rsid="00492813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14" style:family="text">
      <style:text-properties fo:color="#000000" style:font-name="Liberation Sans" fo:font-size="11pt" fo:language="cs" fo:country="CZ" fo:font-weight="bold" officeooo:rsid="004c6745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15" style:family="text">
      <style:text-properties fo:color="#000000" style:font-name="Liberation Sans" fo:font-size="11pt" fo:language="cs" fo:country="CZ" fo:font-weight="normal" officeooo:rsid="00492813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6" style:family="text">
      <style:text-properties officeooo:rsid="00474bc0"/>
    </style:style>
    <style:style style:name="T17" style:family="text">
      <style:text-properties fo:font-weight="bold" officeooo:rsid="00492813" style:font-weight-asian="bold" style:font-weight-complex="bold"/>
    </style:style>
    <style:style style:name="T18" style:family="text">
      <style:text-properties fo:font-weight="bold" officeooo:rsid="00498318" style:font-weight-asian="bold" style:font-weight-complex="bold"/>
    </style:style>
    <style:style style:name="T19" style:family="text">
      <style:text-properties fo:font-weight="bold" officeooo:rsid="004ab78a" style:font-weight-asian="bold" style:font-weight-complex="bold"/>
    </style:style>
    <style:style style:name="T20" style:family="text">
      <style:text-properties officeooo:rsid="00498318"/>
    </style:style>
    <style:style style:name="T21" style:family="text">
      <style:text-properties officeooo:rsid="004a1430"/>
    </style:style>
    <style:style style:name="T22" style:family="text">
      <style:text-properties officeooo:rsid="004c6745"/>
    </style:style>
    <style:style style:name="T23" style:family="text">
      <style:text-properties officeooo:rsid="004e4486"/>
    </style:style>
  </office:automatic-styles>
  <office:body>
    <office:text>
      <office:forms form:automatic-focus="false" form:apply-design-mode="false"/>
      <text:variable-decls>
        <text:variable-decl office:value-type="string" text:name="Jmeno_darce"/>
        <text:variable-decl office:value-type="string" text:name="Adresa_adresata"/>
        <text:variable-decl office:value-type="string" text:name="PSC"/>
        <text:variable-decl office:value-type="string" text:name="Město_dárce"/>
        <text:variable-decl office:value-type="string" text:name="Vas_dopis_zn"/>
        <text:variable-decl office:value-type="float" text:name="zde_dne"/>
        <text:variable-decl office:value-type="string" text:name="Spisova_zn"/>
        <text:variable-decl office:value-type="string" text:name="Město_odesilatel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inJmeno"/>
      </text:user-field-decls>
      <text:p text:style-name="P4">POTVRZENÍ</text:p>
      <text:p text:style-name="P5">o výplatě z příležitostné činnosti podle zákona č. 586/92 Sb. § 10, odst. 1, <text:span text:style-name="T16">písm. a.</text:span></text:p>
      <text:p text:style-name="P6"/>
      <text:p text:style-name="P9">Jméno příjemce <text:tab/><text:span text:style-name="T17">x</text:span><text:tab/></text:p>
      <text:p text:style-name="P8"><text:span text:style-name="T9">Bydliště <text:tab/></text:span><text:span text:style-name="T13">x</text:span><text:span text:style-name="T9"><text:tab/></text:span></text:p>
      <text:p text:style-name="P16"><text:span text:style-name="T9">Bankovní účet <text:tab/></text:span><text:span text:style-name="T12">x</text:span><text:span text:style-name="T9"><text:tab/></text:span></text:p>
      <text:p text:style-name="P10"><text:span text:style-name="T9">Odměna za výkon (služby) <text:tab/></text:span><text:span text:style-name="T13">x</text:span><text:span text:style-name="T9"><text:tab/> </text:span><text:span text:style-name="T10">Kč <text:tab/></text:span><text:span text:style-name="T15">x</text:span><text:span text:style-name="T9"><text:tab/></text:span></text:p>
      <text:p text:style-name="P7">Náhrada věcných výdajů:</text:p>
      <text:p text:style-name="P11"><text:span text:style-name="T9"><text:tab/>Stravné (za <text:tab/></text:span><text:span text:style-name="T10">x</text:span><text:span text:style-name="T9"><text:tab/> </text:span><text:span text:style-name="T10">h</text:span><text:span text:style-name="T9">odin) <text:tab/> </text:span><text:span text:style-name="T10">Kč <text:tab/></text:span><text:span text:style-name="T15">x</text:span><text:span text:style-name="T9"><text:tab/></text:span></text:p>
      <text:p text:style-name="P11"><text:span text:style-name="T9"><text:tab/>Jízdné (za <text:tab/></text:span><text:span text:style-name="T10">x<text:tab/> km, veř. dopravu)<text:tab/> Kč <text:tab/>x<text:tab/></text:span></text:p>
      <text:p text:style-name="P12"><text:span text:style-name="T10"><text:tab/>Jiné <text:tab/></text:span><text:span text:style-name="T13">x</text:span><text:span text:style-name="T10"><text:tab/><text:tab/> Kč <text:tab/>x<text:tab/></text:span></text:p>
      <text:p text:style-name="P13"><text:span text:style-name="T14">CELKEM</text:span><text:span text:style-name="T10"> k výplatě<text:tab/> Kč <text:tab/></text:span><text:span text:style-name="T13">x</text:span><text:span text:style-name="T10"><text:tab/></text:span></text:p>
      <text:p text:style-name="Horizontal_20_Line"/>
      <text:p text:style-name="P17">Příjemce bere na vědomí, že částka CELKEM není plátcem daněna a příjemce je tedy povinen postupovat podle ustanovení <text:span text:style-name="T23">§ 10, odst. 3, písm. a. </text:span>výše uvedeného zákona o daních z příjmů.</text:p>
      <text:p text:style-name="Horizontal_20_Line"/>
      <text:p text:style-name="P6"/>
      <text:p text:style-name="P14"><text:span text:style-name="T21">Dne<text:tab/></text:span><text:tab/><text:span text:style-name="T18">x</text:span><text:tab/></text:p>
      <text:p text:style-name="P18">V<text:span text:style-name="T20">ystavil</text:span><text:tab/><text:tab/><text:span text:style-name="T19">x</text:span><text:tab/></text:p>
      <text:p text:style-name="P15"/>
      <text:p text:style-name="P20"><text:s/><text:tab/><text:span text:style-name="T21"><text:tab/></text:span><text:span text:style-name="T19">x</text:span><text:span text:style-name="T21"><text:tab/><text:tab/><text:tab/></text:span><text:span text:style-name="T19">x</text:span><text:span text:style-name="T21"><text:tab/></text:span></text:p>
      <text:p text:style-name="P19"><text:tab/>podpis plátce<text:tab/>podpis příjem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FreeSans1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Běžné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ejaVu Sans 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ejaVu Sans 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99ccff"/>
      <style:paragraph-properties fo:text-align="justify" style:justify-single-word="false" fo:orphans="2" fo:widows="2" fo:hyphenation-ladder-count="no-limit" style:page-number="auto" fo:background-color="transparent" style:shadow="none" style:writing-mode="lr-tb">
        <style:tab-stops/>
      </style:paragraph-properties>
      <style:text-properties fo:color="#000000" style:font-name="Liberation Sans" fo:font-family="'Liberation Sans'" style:font-style-name="Běžné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family-generic-asian="system" style:font-pitch-asian="variable" style:font-size-asian="14pt" style:font-weight-asian="normal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10" style:class="text" style:master-page-name="">
      <loext:graphic-properties draw:fill="none" draw:fill-color="#99ccff"/>
      <style:paragraph-properties fo:margin-top="0.7cm" fo:margin-bottom="0.3cm" loext:contextual-spacing="false" style:page-number="auto" fo:background-color="transparent" style:shadow="none">
        <style:tab-stops/>
      </style:paragraph-properties>
      <style:text-properties fo:font-size="11pt" fo:font-weight="bold" style:font-size-asian="75%" style:font-weight-asian="bold" style:font-size-complex="75%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Liberation Serif" fo:font-family="'Liberation Serif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Lohit Hindi" style:font-family-complex="'Lohit Hindi'" style:font-family-generic-complex="system" style:font-pitch-complex="variable" style:font-size-complex="10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Zeichenformat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Článek " style:num-format="1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Zeichenformat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, 'Arial Unicode MS'"/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, 'Arial Unicode MS'"/>
      </text:list-level-style-bullet>
      <text:list-level-style-bullet text:level="4" text:style-name="Zeichenformat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, 'Arial Unicode MS'"/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, 'Arial Unicode MS'"/>
      </text:list-level-style-bullet>
      <text:list-level-style-bullet text:level="7" text:style-name="Zeichenformat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, 'Arial Unicode MS'"/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, 'Arial Unicode MS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Footer">
      <style:paragraph-properties fo:text-align="center" style:justify-single-word="false"/>
      <style:text-properties officeooo:paragraph-rsid="00156218"/>
    </style:style>
    <style:style style:name="MP3" style:family="paragraph" style:parent-style-name="Footer">
      <style:paragraph-properties fo:text-align="center" style:justify-single-word="false"/>
      <style:text-properties officeooo:paragraph-rsid="0035704b"/>
    </style:style>
    <style:style style:name="MT1" style:family="text">
      <style:text-properties style:font-name="Liberation Sans2" fo:font-size="10pt" style:font-size-asian="10pt" style:font-name-complex="Arial" style:font-size-complex="10pt"/>
    </style:style>
    <style:style style:name="MT2" style:family="text">
      <style:text-properties style:font-name="Liberation Sans2" fo:font-size="11pt" style:font-size-asian="11pt" style:font-name-complex="Arial" style:font-size-complex="11pt"/>
    </style:style>
    <style:style style:name="MT3" style:family="text">
      <style:text-properties style:font-name="Liberation Sans2" fo:font-size="10pt" officeooo:rsid="00351204" style:font-size-asian="10pt" style:font-name-complex="Arial" style:font-size-complex="10pt"/>
    </style:style>
    <style:style style:name="MT4" style:family="text">
      <style:text-properties style:font-name="Liberation Sans2" fo:font-size="10pt" officeooo:rsid="003397e8" style:font-size-asian="10pt" style:font-name-complex="Arial" style:font-size-complex="10pt"/>
    </style:style>
    <style:style style:name="MT5" style:family="text">
      <style:text-properties style:font-name="Liberation Sans1" fo:font-size="10pt" fo:font-style="normal" style:font-name-asian="Liberation Sans1" style:font-size-asian="10pt" style:font-style-asian="normal" style:font-name-complex="Liberation Sans1" style:font-size-complex="10pt" style:font-style-complex="normal"/>
    </style:style>
    <style:style style:name="MT6" style:family="text">
      <style:text-properties style:font-name="Liberation Sans2" fo:font-size="10pt" fo:font-weight="normal" style:font-size-asian="10pt" style:font-weight-asian="normal" style:font-name-complex="Arial" style:font-size-complex="10pt" style:font-weight-complex="normal"/>
    </style:style>
    <style:style style:name="MT7" style:family="text">
      <style:text-properties style:font-name="Liberation Sans2" fo:font-size="10pt" officeooo:rsid="0042cec8" style:font-size-asian="10pt" style:font-name-complex="Arial" style:font-size-complex="10pt"/>
    </style:style>
    <style:style style:name="MT8" style:family="text">
      <style:text-properties style:font-name="Liberation Sans2" fo:font-size="10pt" officeooo:rsid="0035704b" style:font-size-asian="10pt" style:font-name-complex="Arial" style:font-size-complex="10pt"/>
    </style:style>
    <style:page-layout style:name="Mpm1">
      <style:page-layout-properties fo:page-width="21.001cm" fo:page-height="29.7cm" style:num-format="1" style:print-orientation="portrait" fo:margin-top="2cm" fo:margin-bottom="0.395cm" fo:margin-left="2.499cm" fo:margin-right="2.499cm" style:shadow="none" fo:background-color="transparent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55cm" fo:margin-left="0cm" fo:margin-right="0cm" fo:margin-top="1.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1.392cm" fo:margin-left="2.499cm" fo:margin-right="2.499cm" fo:background-color="transparent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374cm" fo:margin-left="0cm" fo:margin-right="0cm" fo:margin-top="0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  <style:footer-first>
        <text:p text:style-name="MP2"/>
        <text:p text:style-name="MP3"><text:span text:style-name="MT3">Otevřená města, z. s.</text:span><text:span text:style-name="MT1"> • </text:span><text:span text:style-name="MT4">Malinovského náměstí 624/3, Brno</text:span><text:span text:style-name="MT1"> <text:s/>• IČO </text:span><text:span text:style-name="MT4">05129061</text:span><text:span text:style-name="MT5"><text:line-break/></text:span><text:span text:style-name="MT6">Web</text:span><text:span text:style-name="MT1"> </text:span><text:a xlink:type="simple" xlink:href="http://www.otevrenamesta.cz/" text:style-name="Internet_20_link" text:visited-style-name="Visited_20_Internet_20_Link"><text:span text:style-name="MT7">www.o</text:span></text:a><text:a xlink:type="simple" xlink:href="http://www.otevrenamesta.cz/" text:style-name="Internet_20_link" text:visited-style-name="Visited_20_Internet_20_Link"><text:span text:style-name="MT8">tevrenamest</text:span></text:a><text:a xlink:type="simple" xlink:href="http://www.otevrenamesta.cz/" text:style-name="Internet_20_link" text:visited-style-name="Visited_20_Internet_20_Link"><text:span text:style-name="MT7">a.cz</text:span></text:a><text:span text:style-name="MT1"> • E-mail </text:span><text:a xlink:type="simple" xlink:href="mailto:info@otevrenamesta.cz" text:style-name="Internet_20_link" text:visited-style-name="Visited_20_Internet_20_Link"><text:span text:style-name="MT7">info@otevrenamesta.cz</text:span></text:a></text:p>
      </style:footer-first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6-08-18T10:13:46.844494595</dc:date>
    <meta:editing-cycles>83</meta:editing-cycles>
    <meta:editing-duration>P24DT18H9M32S</meta:editing-duration>
    <meta:generator>LibreOffice/5.1.5.1$Linux_x86 LibreOffice_project/10$Build-1</meta:generator>
    <dc:creator>Ladislav Nešněra</dc:creator>
    <meta:document-statistic meta:table-count="0" meta:image-count="0" meta:object-count="0" meta:page-count="1" meta:paragraph-count="18" meta:word-count="117" meta:character-count="682" meta:non-whitespace-character-count="538"/>
    <meta:user-defined meta:name="Informace 1"/>
    <meta:user-defined meta:name="Informace 2"/>
    <meta:user-defined meta:name="Informace 3"/>
    <meta:user-defined meta:name="Informace 4"/>
  </office:meta>
</office:document-meta>
</file>